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Grafik 1" text:anchor-type="paragraph" svg:x="-0.01528in" svg:y="0in" svg:width="6.3in" svg:height="5.0479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Admin</dc:creator>
    <meta:creation-date>2021-10-31T15:50:00Z</meta:creation-date>
    <dc:date>2021-10-31T15:54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